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1.5pt"/>
    </style:style>
    <style:style style:name="co2" style:family="table-column">
      <style:table-column-properties fo:break-before="auto" style:column-width="6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Source Han Sans CN Regular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row table:style-name="ro1">
          <table:table-cell office:value-type="string" calcext:value-type="string">
            <text:p>Title</text:p>
          </table:table-cell>
          <table:table-cell table:style-name="ce1" office:value-type="string" calcext:value-type="string">
            <text:p>4|4project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4|4</text:p>
          </table:table-cell>
          <table:table-cell/>
        </table:table-row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Project 4|4 starts now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re are no meaning to deny that denying is not or can not be and be not or any other sort of possible else as ever can be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 qualquer modo, o que nao consegui fazer, é o que estou fazendo agora, por varios dias pensei no modo de projetar os textos em algo maior do q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lmente são; pois além de informação pura, carregam poder transformativo potencial, a menos que este seja desprezivel de valor em sua totalidade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itos dias ate ser resumido o progresso em algumas paginas informativas rumo ao progresso. Desenvonvendo o melhor possivel ao possivel impossivel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a_link&gt;</text:p>
          </table:table-cell>
          <table:table-cell/>
        </table:table-row>
        <table:table-row table:style-name="ro1">
          <table:table-cell office:value-type="string" calcext:value-type="string">
            <text:p>aaaaaaaaaaaaaa</text:p>
          </table:table-cell>
          <table:table-cell office:value-type="string" calcext:value-type="string">
            <text:p>&lt;4index&gt;</text:p>
          </table:table-cell>
          <table:table-cell office:value-type="float" office:value="44444444444" calcext:value-type="float">
            <text:p>44444444444</text:p>
          </table:table-cell>
        </table:table-row>
        <table:table-row table:style-name="ro1">
          <table:table-cell/>
          <table:table-cell office:value-type="string" calcext:value-type="string">
            <text:p>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|</text:p>
          </table:table-cell>
          <table:table-cell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&lt;4index&gt;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Here are the index, take a look at my fellow lines of text:</text:p>
          </table:table-cell>
          <table:table-cell/>
        </table:table-row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&lt;ls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a_link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b_link&gt;</text:p>
          </table:table-cell>
          <table:table-cell/>
        </table:table-row>
        <table:table-row table:style-name="ro1" table:number-rows-repeated="8"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&lt;/ls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ls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1_link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10_link&gt;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&lt;/1_link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pi&gt;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n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2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&lt;/pi&gt;</text:p>
          </table:table-cell>
          <table:table-cell/>
        </table:table-row>
        <table:table-row table:style-name="ro1" table:number-rows-repeated="104853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20:36:13.618360406</meta:creation-date>
    <meta:generator>LibreOffice/5.0.6.2$Linux_X86_64 LibreOffice_project/00$Build-2</meta:generator>
    <dc:date>2017-03-14T21:05:37.717433019</dc:date>
    <meta:editing-duration>PT24M23S</meta:editing-duration>
    <meta:editing-cycles>3</meta:editing-cycles>
    <meta:document-statistic meta:table-count="1" meta:cell-count="33" meta:object-count="0"/>
  </office:meta>
</office:document-meta>
</file>